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ssignment_1.1" table:style-name="ta1">
        <table:shapes>
          <draw:frame draw:z-index="0" draw:style-name="gr1" draw:text-style-name="P1" svg:width="453.51pt" svg:height="255.09pt" svg:x="204.97pt" svg:y="144.37pt">
            <loext:p draw:notify-on-update-of-ranges="'assignment_1.1'.B1:'assignment_1.1'.B1 'assignment_1.1'.B2:'assignment_1.1'.B6 'assignment_1.1'.C1:'assignment_1.1'.C1 'assignment_1.1'.C2:'assignment_1.1'.C6 'assignment_1.1'.D1:'assignment_1.1'.D1 'assignment_1.1'.D2:'assignment_1.1'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ache_size</text:p>
          </table:table-cell>
          <table:table-cell office:value-type="string" calcext:value-type="string">
            <text:p>I cache hit ratio</text:p>
          </table:table-cell>
          <table:table-cell office:value-type="string" calcext:value-type="string">
            <text:p>D cache hit ratio</text:p>
          </table:table-cell>
          <table:table-cell office:value-type="string" calcext:value-type="string">
            <text:p>icache_hits</text:p>
          </table:table-cell>
          <table:table-cell office:value-type="string" calcext:value-type="string">
            <text:p>icache_misses</text:p>
          </table:table-cell>
          <table:table-cell office:value-type="string" calcext:value-type="string">
            <text:p>dcache_hits</text:p>
          </table:table-cell>
          <table:table-cell office:value-type="string" calcext:value-type="string">
            <text:p>dcache_miss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4B</text:p>
          </table:table-cell>
          <table:table-cell table:formula="of:=([.E2]/([.E2]+[.F2]))*100" office:value-type="float" office:value="49.5050498294428" calcext:value-type="float">
            <text:p>49.5050498294</text:p>
          </table:table-cell>
          <table:table-cell table:formula="of:=([.G2]/([.G2]+[.H2]))*100" office:value-type="float" office:value="79.9508017492711" calcext:value-type="float">
            <text:p>79.9508017493</text:p>
          </table:table-cell>
          <table:table-cell office:value-type="float" office:value="14803" calcext:value-type="float">
            <text:p>14803</text:p>
          </table:table-cell>
          <table:table-cell office:value-type="float" office:value="15099" calcext:value-type="float">
            <text:p>15099</text:p>
          </table:table-cell>
          <table:table-cell office:value-type="float" office:value="43877" calcext:value-type="float">
            <text:p>43877</text:p>
          </table:table-cell>
          <table:table-cell office:value-type="float" office:value="11003" calcext:value-type="float">
            <text:p>11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kB</text:p>
          </table:table-cell>
          <table:table-cell table:formula="of:=([.E3]/([.E3]+[.F3]))*100" office:value-type="float" office:value="96.8227502498642" calcext:value-type="float">
            <text:p>96.8227502499</text:p>
          </table:table-cell>
          <table:table-cell table:formula="of:=([.G3]/([.G3]+[.H3]))*100" office:value-type="float" office:value="99.3402467508383" calcext:value-type="float">
            <text:p>99.3402467508</text:p>
          </table:table-cell>
          <table:table-cell office:value-type="float" office:value="97751141" calcext:value-type="float">
            <text:p>97751141</text:p>
          </table:table-cell>
          <table:table-cell office:value-type="float" office:value="3207715" calcext:value-type="float">
            <text:p>3207715</text:p>
          </table:table-cell>
          <table:table-cell office:value-type="float" office:value="116608990" calcext:value-type="float">
            <text:p>116608990</text:p>
          </table:table-cell>
          <table:table-cell office:value-type="float" office:value="774441" calcext:value-type="float">
            <text:p>774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kB</text:p>
          </table:table-cell>
          <table:table-cell table:formula="of:=([.E4]/([.E4]+[.F4]))*100" office:value-type="float" office:value="98.0861849209196" calcext:value-type="float">
            <text:p>98.0861849209</text:p>
          </table:table-cell>
          <table:table-cell table:formula="of:=([.G4]/([.G4]+[.H4]))*100" office:value-type="float" office:value="99.495631945563" calcext:value-type="float">
            <text:p>99.4956319456</text:p>
          </table:table-cell>
          <table:table-cell office:value-type="float" office:value="99602461" calcext:value-type="float">
            <text:p>99602461</text:p>
          </table:table-cell>
          <table:table-cell office:value-type="float" office:value="1943400" calcext:value-type="float">
            <text:p>1943400</text:p>
          </table:table-cell>
          <table:table-cell office:value-type="float" office:value="116799765" calcext:value-type="float">
            <text:p>116799765</text:p>
          </table:table-cell>
          <table:table-cell office:value-type="float" office:value="592087" calcext:value-type="float">
            <text:p>592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kB</text:p>
          </table:table-cell>
          <table:table-cell table:formula="of:=([.E5]/([.E5]+[.F5]))*100" office:value-type="float" office:value="99.618632599448" calcext:value-type="float">
            <text:p>99.6186325994</text:p>
          </table:table-cell>
          <table:table-cell table:formula="of:=([.G5]/([.G5]+[.H5]))*100" office:value-type="float" office:value="99.8787319780119" calcext:value-type="float">
            <text:p>99.878731978</text:p>
          </table:table-cell>
          <table:table-cell office:value-type="float" office:value="102698245" calcext:value-type="float">
            <text:p>102698245</text:p>
          </table:table-cell>
          <table:table-cell office:value-type="float" office:value="393157" calcext:value-type="float">
            <text:p>393157</text:p>
          </table:table-cell>
          <table:table-cell office:value-type="float" office:value="117459700" calcext:value-type="float">
            <text:p>117459700</text:p>
          </table:table-cell>
          <table:table-cell office:value-type="float" office:value="142614" calcext:value-type="float">
            <text:p>142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4kB</text:p>
          </table:table-cell>
          <table:table-cell table:formula="of:=([.E6]/([.E6]+[.F6]))*100" office:value-type="float" office:value="99.8726412745532" calcext:value-type="float">
            <text:p>99.8726412746</text:p>
          </table:table-cell>
          <table:table-cell table:formula="of:=([.G6]/([.G6]+[.H6]))*100" office:value-type="float" office:value="99.946753979294" calcext:value-type="float">
            <text:p>99.9467539793</text:p>
          </table:table-cell>
          <table:table-cell office:value-type="float" office:value="103353064" calcext:value-type="float">
            <text:p>103353064</text:p>
          </table:table-cell>
          <table:table-cell office:value-type="float" office:value="131797" calcext:value-type="float">
            <text:p>131797</text:p>
          </table:table-cell>
          <table:table-cell office:value-type="float" office:value="117578077" calcext:value-type="float">
            <text:p>117578077</text:p>
          </table:table-cell>
          <table:table-cell office:value-type="float" office:value="62639" calcext:value-type="float">
            <text:p>62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22:10:15.111453667</dc:date>
    <meta:editing-duration>PT4H36M56S</meta:editing-duration>
    <meta:editing-cycles>1</meta:editing-cycles>
    <meta:document-statistic meta:table-count="1" meta:cell-count="4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42cm" svg:y="0.316cm" chart:style-name="ch2">
          <text:p>Impact of cache size on hit ratio</text:p>
        </chart:title>
        <chart:subtitle svg:x="4.808cm" svg:y="1.275cm" chart:style-name="ch3">
          <text:p>L1 Instruction cache and data cache</text:p>
        </chart:subtitle>
        <chart:legend chart:legend-position="end" svg:x="12.142cm" svg:y="3.952cm" style:legend-expansion="high" chart:style-name="ch4"/>
        <chart:plot-area chart:style-name="ch5" table:cell-range-address="'assignment_1.1'.B1:'assignment_1.1'.D6" chart:data-source-has-labels="both" svg:x="1.331cm" svg:y="2.138cm" svg:width="10.491cm" svg:height="5.701cm">
          <chartooo:coordinate-region svg:x="1.952cm" svg:y="2.337cm" svg:width="9.285cm" svg:height="4.855cm"/>
          <chart:axis chart:dimension="x" chart:name="primary-x" chart:style-name="ch6" chartooo:axis-type="auto">
            <chartooo:date-scale/>
            <chart:title svg:x="5.751cm" svg:y="8.019cm" chart:style-name="ch7">
              <text:p>cache size</text:p>
            </chart:title>
            <chart:categories table:cell-range-address="'assignment_1.1'.B2:'assignment_1.1'.B6"/>
          </chart:axis>
          <chart:axis chart:dimension="y" chart:name="primary-y" chart:style-name="ch6">
            <chart:title svg:x="0.451cm" svg:y="5.574cm" chart:style-name="ch8">
              <text:p>hit ratio</text:p>
            </chart:title>
            <chart:grid chart:style-name="ch9" chart:class="major"/>
          </chart:axis>
          <chart:series chart:style-name="ch10" chart:values-cell-range-address="'assignment_1.1'.C2:'assignment_1.1'.C6" chart:label-cell-address="'assignment_1.1'.C1:'assignment_1.1'.C1" chart:class="chart:line">
            <chart:data-point chart:repeated="5"/>
          </chart:series>
          <chart:series chart:style-name="ch11" chart:values-cell-range-address="'assignment_1.1'.D2:'assignment_1.1'.D6" chart:label-cell-address="'assignment_1.1'.D1:'assignment_1.1'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cache hit ratio</text:p>
                <draw:g>
                  <svg:desc>'assignment_1.1'.C1:'assignment_1.1'.C1</svg:desc>
                </draw:g>
              </table:table-cell>
              <table:table-cell office:value-type="string">
                <text:p>D cache hit ratio</text:p>
                <draw:g>
                  <svg:desc>'assignment_1.1'.D1:'assignment_1.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B</text:p>
                <draw:g>
                  <svg:desc>'assignment_1.1'.B2:'assignment_1.1'.B6</svg:desc>
                </draw:g>
              </table:table-cell>
              <table:table-cell office:value-type="float" office:value="49.5050498294428">
                <text:p>49.5050498294428</text:p>
                <draw:g>
                  <svg:desc>'assignment_1.1'.C2:'assignment_1.1'.C6</svg:desc>
                </draw:g>
              </table:table-cell>
              <table:table-cell office:value-type="float" office:value="79.9508017492711">
                <text:p>79.9508017492711</text:p>
                <draw:g>
                  <svg:desc>'assignment_1.1'.D2:'assignment_1.1'.D6</svg:desc>
                </draw:g>
              </table:table-cell>
            </table:table-row>
            <table:table-row>
              <table:table-cell office:value-type="string">
                <text:p>8kB</text:p>
              </table:table-cell>
              <table:table-cell office:value-type="float" office:value="96.8227502498642">
                <text:p>96.8227502498642</text:p>
              </table:table-cell>
              <table:table-cell office:value-type="float" office:value="99.3402467508383">
                <text:p>99.3402467508383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98.0861849209196">
                <text:p>98.0861849209196</text:p>
              </table:table-cell>
              <table:table-cell office:value-type="float" office:value="99.495631945563">
                <text:p>99.495631945563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99.618632599448">
                <text:p>99.618632599448</text:p>
              </table:table-cell>
              <table:table-cell office:value-type="float" office:value="99.8787319780119">
                <text:p>99.8787319780119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99.8726412745532">
                <text:p>99.8726412745532</text:p>
              </table:table-cell>
              <table:table-cell office:value-type="float" office:value="99.946753979294">
                <text:p>99.946753979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